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t_20_sans_20_remplissage_20_et_20_sans_20_lig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1cm" svg:height="1.4cm" svg:x="3.8cm" svg:y="0.5cm">
          <text:p text:style-name="P1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cm" svg:height="1.4cm" svg:x="5.9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1.4cm" svg:x="10.1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67cm" svg:height="1.088cm" svg:x="6.877cm" svg:y="0.6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45cm" svg:height="1.361cm" svg:x="11.204cm" svg:y="0.5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3.7cm" svg:height="1.843cm" svg:x="-0.3cm" svg:y="0.257cm">
          <draw:text-box>
            <text:p text:style-name="P1"><text:span text:style-name="T1">Message format 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6-02-19T14:06:18.863147226</dc:date>
    <meta:editing-duration>PT4H43M27S</meta:editing-duration>
    <meta:editing-cycles>41</meta:editing-cycles>
    <meta:generator>LibreOffice/4.2.8.2$Linux_X86_64 LibreOffice_project/420m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row>
      <mover accent="true">
        <mi mathvariant="normal">G</mi>
        <mo stretchy="false">~</mo>
      </mover>
      <mrow>
        <mo fence="true" stretchy="false">(</mo>
        <mrow>
          <msub>
            <mi mathvariant="normal">t</mi>
            <mi mathvariant="normal">s</mi>
          </msub>
        </mrow>
        <mo fence="true" stretchy="false">)</mo>
      </mrow>
    </mrow>
    <annotation encoding="StarMath 5.0">tilde G (t_{s})</annotation>
  </semantics>
</math>
</file>

<file path=Object 2/content.xml><?xml version="1.0" encoding="utf-8"?>
<math xmlns="http://www.w3.org/1998/Math/MathML" display="block">
  <semantics>
    <mrow>
      <msup>
        <mi mathvariant="normal">L</mi>
        <msub>
          <mi mathvariant="normal">M</mi>
          <mi mathvariant="normal">B</mi>
        </msub>
      </msup>
      <mrow>
        <mo fence="true" stretchy="false">(</mo>
        <mrow>
          <msub>
            <mi mathvariant="normal">t</mi>
            <mi mathvariant="normal">r</mi>
          </msub>
        </mrow>
        <mo fence="true" stretchy="false">)</mo>
      </mrow>
    </mrow>
    <annotation encoding="StarMath 5.0">L^{M_B}(t_{r})</annotation>
  </semantics>
</math>
</file>